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719cm" fo:min-width="10.16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92cm" fo:min-width="10.29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061cm" fo:min-width="5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2.929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5.088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98cm" fo:min-width="5.46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29cm" fo:min-width="5.469cm"/>
    </style:style>
    <style:style style:name="gr13" style:family="graphic" style:parent-style-name="objectwithoutfill">
      <style:graphic-properties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4.76cm" fo:min-width="5.596cm"/>
    </style:style>
    <style:style style:name="gr16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925cm" fo:min-width="4.95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671cm" fo:min-width="5.1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.5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bold" style:font-weight-asian="bold" style:font-weight-complex="bold"/>
    </style:style>
    <style:style style:name="T7" style:family="text">
      <style:text-properties fo:font-size="10pt"/>
    </style:style>
    <style:style style:name="T8" style:family="text">
      <style:text-properties fo:font-size="10pt" style:text-underline-style="solid" style:text-underline-width="auto" style:text-underline-color="font-color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0.668cm" svg:height="5.969cm" svg:x="1.635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 </text:span><text:span text:style-name="T4">getLobby()</text:span></text:p>
          <text:p text:style-name="P2"><text:span text:style-name="T3">+ newPlayer(playerName): Player</text:span></text:p>
          <text:p text:style-name="P2"><text:span text:style-name="T3">+ getRooms() : Room[ ]</text:span></text:p>
          <text:p text:style-name="P2"><text:span text:style-name="T3">+ createRoom(name) : Room</text:span></text:p>
          <text:p text:style-name="P2"><text:span text:style-name="T3">+ getFreePlayers() : Player[ ]</text:span></text:p>
          <text:p text:style-name="P2"><text:span text:style-name="T3">+ sendMessage(Player sender, String msg, Player receiver)</text:span></text:p>
          <text:p text:style-name="P2"><text:span text:style-name="T3">+ getMessages(Player receiver) : PlayerMessage[ ]</text:span></text:p>
          <text:p text:style-name="P2"><text:span text:style-name="T3">+ getLiveGamesAll() : Game[ ]</text:span></text:p>
          <text:p text:style-name="P2"><text:span text:style-name="T5">+ challenge(Player, GameType, Player) : Challen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795cm" svg:height="5.842cm" svg:x="8.874cm" svg:y="17.637cm">
          <text:p text:style-name="P1"><text:span text:style-name="T6">TicTacToeGame</text:span></text:p>
          <text:p text:style-name="P1"><text:span text:style-name="T7"/></text:p>
          <text:p text:style-name="P2"><text:span text:style-name="T7">+ </text:span><text:span text:style-name="T8">startAIGame()</text:span><text:span text:style-name="T7"> : TicTacToeGame</text:span></text:p>
          <text:p text:style-name="P2"><text:span text:style-name="T3">+ </text:span><text:span text:style-name="T4">startMultiplayerGame(playerName)</text:span><text:span text:style-name="T3"> : TicTacToeGame</text:span></text:p>
          <text:p text:style-name="P2"><text:span text:style-name="T3">+ </text:span><text:span text:style-name="T4">spectate(gameId)</text:span><text:span text:style-name="T3"> : TicTacToeGame</text:span></text:p>
          <text:p text:style-name="P2"><text:span text:style-name="T3">+ </text:span><text:span text:style-name="T4">check(TicTacToeBoard state, TTTMove move)</text:span><text:span text:style-name="T3">: TTTResult</text:span></text:p>
          <text:p text:style-name="P2"><text:span text:style-name="T3">+ </text:span><text:span text:style-name="T4">isFinalState(TicTacToeBoard state)</text:span><text:span text:style-name="T3"> : boolean</text:span></text:p>
          <text:p text:style-name="P2"><text:span text:style-name="T3">+ getHistory() : TTTMove[ ]</text:span></text:p>
          <text:p text:style-name="P2"><text:span text:style-name="T3">+ getSymbolPlayer(TTTPieceType) : TTTPlayer</text:span></text:p>
          <text:p text:style-name="P2"><text:span text:style-name="T3">+ getCurrentBoard() : TicTacToeBoard</text:span></text:p>
          <text:p text:style-name="P2"><text:span text:style-name="T3">+ currentMovePlayer : TTTPlayer</text:span></text:p>
          <text:p text:style-name="P2"><text:span text:style-name="T3">+ playMove(TTTMove) : TTTResul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6.35cm" svg:height="4.311cm" svg:x="8.747cm" svg:y="11.8cm">
          <text:p text:style-name="P1"><text:span text:style-name="T9">&lt;&lt;interface&gt;&gt;</text:span></text:p>
          <text:p text:style-name="P1"><text:span text:style-name="T6">Game</text:span></text:p>
          <text:p text:style-name="P1"><text:span text:style-name="T7"/></text:p>
          <text:p text:style-name="P2"><text:span text:style-name="T7">+ getGameId : int</text:span></text:p>
          <text:p text:style-name="P2"><text:span text:style-name="T7">+ getGameTypeName() : String</text:span></text:p>
          <text:p text:style-name="P2"><text:span text:style-name="T3">+ getPlayers() : Player[ ]</text:span></text:p>
          <text:p text:style-name="P2"><text:span text:style-name="T3">+ playerJoins(Player)</text:span></text:p>
          <text:p text:style-name="P2"><text:span text:style-name="T3">+ playerLeaves(Player)</text:span></text:p>
          <text:p text:style-name="P2"><text:span text:style-name="T3">+ isGameOver() : boolean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71cm" svg:y1="17.637cm" svg:x2="11.922cm" svg:y2="16.111cm" draw:start-shape="id1" draw:start-glue-point="0" draw:end-shape="id2" draw:end-glue-point="2" svg:d="M14271 17637v-763h-2349v-763" svg:viewBox="0 0 2350 1527">
          <text:p/>
        </draw:connector>
        <draw:connector draw:style-name="gr5" draw:layer="layout" draw:line-skew="0.89cm" svg:x1="6.969cm" svg:y1="7.985cm" svg:x2="11.922cm" svg:y2="11.8cm" draw:start-shape="id3" draw:start-glue-point="2" draw:end-shape="id2" draw:end-glue-point="0" svg:d="M6969 7985v2797h4953v1018" svg:viewBox="0 0 4954 3816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6">TTTResult</text:span></text:p>
          <text:p text:style-name="P2"><text:span text:style-name="T7"/></text:p>
          <text:p text:style-name="P2"><text:span text:style-name="T7">+ lastMove: TTTMove</text:span></text:p>
          <text:p text:style-name="P2"><text:span text:style-name="T7">+ permitted: boolean</text:span></text:p>
          <text:p text:style-name="P2"><text:span text:style-name="T7">+ newState: TicTacToeBoar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429cm" svg:height="2.54cm" svg:x="10.779cm" svg:y="24.876cm">
          <text:p text:style-name="P1"><text:span text:style-name="T10">TTTMove</text:span></text:p>
          <text:p text:style-name="P1"><text:span text:style-name="T11"/></text:p>
          <text:p text:style-name="P2"><text:span text:style-name="T11">+ TTTPlayer p</text:span></text:p>
          <text:p text:style-name="P2"><text:span text:style-name="T11">+ TTTPiece s</text:span></text:p>
          <text:p text:style-name="P2"><text:span text:style-name="T11">+ Vec2D pos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271cm" svg:y1="23.479cm" svg:x2="17.228cm" svg:y2="25.384cm" draw:start-shape="id1" draw:start-glue-point="2" draw:end-shape="id4" svg:d="M14271 23479v953h2957v952" svg:viewBox="0 0 2958 1906">
          <text:p/>
        </draw:connector>
        <draw:connector draw:style-name="gr8" draw:text-style-name="P5" draw:layer="layout" svg:x1="14.271cm" svg:y1="23.479cm" svg:x2="12.493cm" svg:y2="24.876cm" draw:start-shape="id1" draw:start-glue-point="2" draw:end-shape="id5" draw:end-glue-point="0" svg:d="M14271 23479v699h-1778v698" svg:viewBox="0 0 1779 1398">
          <text:p/>
        </draw:connector>
        <draw:custom-shape draw:style-name="gr9" draw:text-style-name="P7" xml:id="id6" draw:id="id6" draw:layer="layout" svg:width="5.588cm" svg:height="2.738cm" svg:x="4.937cm" svg:y="23.987cm">
          <text:p text:style-name="P1"><text:span text:style-name="T10">TicTacToeBoard</text:span></text:p>
          <text:p text:style-name="P1"><text:span text:style-name="T11"/></text:p>
          <text:p text:style-name="P2"><text:span text:style-name="T11">- slots:TTTPiece[ ][ ]</text:span></text:p>
          <text:p text:style-name="P2"><text:span text:style-name="T11">+ getSlot(Vec2D pos): TTTPiece</text:span></text:p>
          <text:p text:style-name="P2"><text:span text:style-name="T11">+ 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8.874cm" svg:y1="20.558cm" svg:x2="7.731cm" svg:y2="23.987cm" draw:start-shape="id1" draw:start-glue-point="3" draw:end-shape="id6" draw:end-glue-point="0" svg:d="M8874 20558h-1143v3429" svg:viewBox="0 0 1144 3430">
          <text:p/>
        </draw:connector>
        <draw:custom-shape draw:style-name="gr11" draw:text-style-name="P8" xml:id="id8" draw:id="id8" draw:layer="layout" svg:width="5.969cm" svg:height="3.048cm" svg:x="1.635cm" svg:y="11.033cm">
          <text:p text:style-name="P1"><text:span text:style-name="T12">&lt;&lt;interface&gt;&gt;</text:span></text:p>
          <text:p text:style-name="P1"><text:span text:style-name="T12"/></text:p>
          <text:p text:style-name="P1"><text:span text:style-name="T10">Player</text:span></text:p>
          <text:p text:style-name="P1"><text:span text:style-name="T12"/></text:p>
          <text:p text:style-name="P2"><text:span text:style-name="T12">+ getPlayerName() : String</text:span></text:p>
          <text:p text:style-name="P2"><text:span text:style-name="T12">+ notifyMoveMade( 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5.969cm" svg:height="2.54cm" svg:x="1.635cm" svg:y="15.097cm">
          <text:p text:style-name="P1"><text:span text:style-name="T12">&lt;&lt;interface&gt;&gt;</text:span></text:p>
          <text:p text:style-name="P1"><text:span text:style-name="T10">TTTPlayer</text:span></text:p>
          <text:p text:style-name="P1"><text:span text:style-name="T12"/></text:p>
          <text:p text:style-name="P2"><text:span text:style-name="T12">+ setPiece(TTTPieceType) 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619cm" svg:y1="15.097cm" svg:x2="4.619cm" svg:y2="14.081cm" draw:start-shape="id7" draw:start-glue-point="0" draw:end-shape="id8" draw:end-glue-point="2" svg:d="M4619 15097v-1016" svg:viewBox="0 0 1 1017">
          <text:p/>
        </draw:connector>
        <draw:frame draw:style-name="gr14" draw:text-style-name="P9" draw:layer="layout" svg:width="17.78cm" svg:height="0.762cm" svg:x="1.635cm" svg:y="1.127cm">
          <draw:text-box>
            <text:p text:style-name="P1"><text:span text:style-name="T13">The abstraction level here is the Object model. (Not the API.)</text:span></text:p>
          </draw:text-box>
        </draw:frame>
        <draw:custom-shape draw:style-name="gr15" draw:text-style-name="P8" xml:id="id9" draw:id="id9" draw:layer="layout" svg:width="6.096cm" svg:height="5.01cm" svg:x="13.319cm" svg:y="5.769cm">
          <text:p text:style-name="P1"><text:span text:style-name="T10">Room</text:span></text:p>
          <text:p text:style-name="P1"><text:span text:style-name="T12"/></text:p>
          <text:p text:style-name="P2"><text:span text:style-name="T12">+ getRoomId() : int</text:span></text:p>
          <text:p text:style-name="P2"><text:span text:style-name="T12">+ getName() : String</text:span></text:p>
          <text:p text:style-name="P2"><text:span text:style-name="T12">+ close() </text:span></text:p>
          <text:p text:style-name="P2"><text:span text:style-name="T12">+ setAllowedGames( GameType[ ] )</text:span></text:p>
          <text:p text:style-name="P2"><text:span text:style-name="T12">+ getMembers() : Player[ ]</text:span></text:p>
          <text:p text:style-name="P2"><text:span text:style-name="T5">+ joins(Player) : Player[ ]</text:span></text:p>
          <text:p text:style-name="P2"><text:span text:style-name="T3">+ leaves(Player)</text:span></text:p>
          <text:p text:style-name="P2"><text:span text:style-name="T3">+ getLiveGames() : Game[ ]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12.303cm" svg:y1="5cm" svg:x2="16.367cm" svg:y2="5.769cm" draw:start-shape="id3" draw:start-glue-point="1" draw:end-shape="id9" draw:end-glue-point="0" svg:d="M12303 5000h4064v769" svg:viewBox="0 0 4065 770">
          <text:p/>
        </draw:connector>
        <draw:connector draw:style-name="gr5" draw:layer="layout" svg:x1="6.969cm" svg:y1="7.985cm" svg:x2="4.619cm" svg:y2="11.033cm" draw:start-shape="id3" draw:start-glue-point="2" draw:end-shape="id8" draw:end-glue-point="0" svg:d="M6969 7985v1524h-2350v1524" svg:viewBox="0 0 2351 3049">
          <text:p/>
        </draw:connector>
        <draw:custom-shape draw:style-name="gr17" draw:text-style-name="P8" xml:id="id10" draw:id="id10" draw:layer="layout" svg:width="5.451cm" svg:height="3.175cm" svg:x="1.889cm" svg:y="19.034cm">
          <text:p text:style-name="P1"><text:span text:style-name="T10">HumanTPlayer</text:span></text:p>
          <text:p text:style-name="P1"><text:span text:style-name="T12"/></text:p>
          <text:p text:style-name="P2"><text:span text:style-name="T12">+ createHumanPlayer(id) </text:span></text:p>
          <text:p text:style-name="P2"><text:span text:style-name="T12">+ setPlayerName(String)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4.614cm" svg:y1="19.034cm" svg:x2="4.619cm" svg:y2="17.637cm" draw:start-shape="id10" draw:start-glue-point="0" draw:end-shape="id7" draw:end-glue-point="2" svg:d="M4614 19034v-699h5v-698" svg:viewBox="0 0 6 1398">
          <text:p/>
        </draw:connector>
        <draw:connector draw:style-name="gr5" draw:layer="layout" svg:x1="16.367cm" svg:y1="10.779cm" svg:x2="11.922cm" svg:y2="11.8cm" draw:start-shape="id9" draw:start-glue-point="2" draw:end-shape="id2" draw:end-glue-point="0" svg:d="M16367 10779v510h-4445v511" svg:viewBox="0 0 4446 1022">
          <text:p/>
        </draw:connector>
        <draw:custom-shape draw:style-name="gr18" draw:text-style-name="P8" xml:id="id11" draw:id="id11" draw:layer="layout" svg:width="5.665cm" svg:height="2.921cm" svg:x="14.335cm" svg:y="1.889cm">
          <text:p text:style-name="P1"><text:span text:style-name="T10">PlayerMessage</text:span></text:p>
          <text:p text:style-name="P1"><text:span text:style-name="T12"/></text:p>
          <text:p text:style-name="P2"><text:span text:style-name="T3">+ fromPlayer: Player</text:span></text:p>
          <text:p text:style-name="P2"><text:span text:style-name="T3">+ toPlayerConstraint : Player</text:span></text:p>
          <text:p text:style-name="P2"><text:span text:style-name="T3">+ toRoomConstraint : Room</text:span></text:p>
          <text:p text:style-name="P2"><text:span text:style-name="T3">+ messageHTML : String</text:span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12.303cm" svg:y1="5cm" svg:x2="14.335cm" svg:y2="3.349cm" draw:end-shape="id11" draw:end-glue-point="3" svg:d="M12303 5000h765v-1651h1267" svg:viewBox="0 0 2033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05T15:02:38.886538000</dc:date>
    <meta:editing-duration>PT3H47M43S</meta:editing-duration>
    <meta:editing-cycles>12</meta:editing-cycles>
    <meta:generator>LibreOffice/5.0.3.2$MacOSX_X86_64 LibreOffice_project/e5f16313668ac592c1bfb310f4390624e3dbfb75</meta:generator>
    <meta:document-statistic meta:object-count="23"/>
  </office:meta>
</office:document-meta>
</file>